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SimSun" svg:font-family="SimSun"/>
  </office:font-face-decls>
  <office:automatic-styles>
    <style:style style:family="table" style:name="Таблица2">
      <style:table-properties fo:margin-left="0cm" fo:margin-right="15.704cm" style:may-break-between-rows="false" style:width="1.296cm" table:align="margins"/>
    </style:style>
    <style:style style:family="table-column" style:name="Таблица2.A">
      <style:table-column-properties style:column-width="0.661cm" style:rel-column-width="33436*"/>
    </style:style>
    <style:style style:family="table-column" style:name="Таблица2.B">
      <style:table-column-properties style:column-width="0.635cm" style:rel-column-width="32099*"/>
    </style:style>
    <style:style style:family="table-row" style:name="Таблица2.1">
      <style:table-row-properties style:min-row-height="4.26cm"/>
    </style:style>
    <style:style style:family="table-cell" style:name="Таблица2.A1">
      <style:table-cell-properties fo:background-color="transparent" fo:border-bottom="0.002cm solid #000000" fo:border-left="0.002cm solid #000000" fo:border-right="none" fo:border-top="0.002cm solid #000000" fo:padding="0.097cm" style:vertical-align="bottom">
        <style:background-image/>
      </style:table-cell-properties>
    </style:style>
    <style:style style:family="table-cell" style:name="Таблица2.B1">
      <style:table-cell-properties fo:background-color="transparent" fo:border="0.002cm solid #000000" fo:padding="0.097cm" style:vertical-align="bottom">
        <style:background-image/>
      </style:table-cell-properties>
    </style:style>
    <style:style style:family="table-row" style:name="Таблица2.2">
      <style:table-row-properties style:min-row-height="4.658cm"/>
    </style:style>
    <style:style style:family="table-cell" style:name="Таблица2.A2">
      <style:table-cell-properties fo:background-color="transparent" fo:border-bottom="0.002cm solid #000000" fo:border-left="0.002cm solid #000000" fo:border-right="none" fo:border-top="none" fo:padding="0.097cm" style:vertical-align="bottom">
        <style:background-image/>
      </style:table-cell-properties>
    </style:style>
    <style:style style:family="table-cell" style:name="Таблица2.B2">
      <style:table-cell-properties fo:background-color="transparent" fo:border-bottom="0.002cm solid #000000" fo:border-left="0.002cm solid #000000" fo:border-right="0.002cm solid #000000" fo:border-top="none" fo:padding="0.097cm" style:vertical-align="bottom">
        <style:background-image/>
      </style:table-cell-properties>
    </style:style>
    <style:style style:family="table" style:name="Таблица1">
      <style:table-properties style:width="25.7cm" table:align="margins"/>
    </style:style>
    <style:style style:family="table-column" style:name="Таблица1.A">
      <style:table-column-properties style:column-width="1.244cm" style:rel-column-width="3171*"/>
    </style:style>
    <style:style style:family="table-column" style:name="Таблица1.B">
      <style:table-column-properties style:column-width="11.8cm" style:rel-column-width="30091*"/>
    </style:style>
    <style:style style:family="table-column" style:name="Таблица1.C">
      <style:table-column-properties style:column-width="12.656cm" style:rel-column-width="32273*"/>
    </style:style>
    <style:style style:family="table-cell" style:name="Таблица1.A1">
      <style:table-cell-properties fo:border-bottom="0.002cm solid #000000" fo:border-left="0.002cm solid #000000" fo:border-right="none" fo:border-top="0.002cm solid #000000" fo:padding="0.097cm"/>
    </style:style>
    <style:style style:family="table-cell" style:name="Таблица1.C1">
      <style:table-cell-properties fo:border="0.002cm solid #000000" fo:padding="0.097cm"/>
    </style:style>
    <style:style style:family="table-cell" style:name="Таблица1.A2">
      <style:table-cell-properties fo:border-bottom="0.002cm solid #000000" fo:border-left="0.002cm solid #000000" fo:border-right="none" fo:border-top="none" fo:padding="0.097cm"/>
    </style:style>
    <style:style style:family="table-cell" style:name="Таблица1.C2">
      <style:table-cell-properties fo:border-bottom="0.002cm solid #000000" fo:border-left="0.002cm solid #000000" fo:border-right="0.002cm solid #000000" fo:border-top="none" fo:padding="0.097cm"/>
    </style:style>
    <style:style style:family="paragraph" style:name="P1" style:parent-style-name="Standard">
      <style:text-properties fo:country="US" fo:language="en"/>
    </style:style>
    <style:style style:family="paragraph" style:name="P2" style:parent-style-name="Table_20_Contents">
      <style:text-properties fo:country="RU" fo:language="ru"/>
    </style:style>
    <style:style style:family="paragraph" style:name="P3" style:parent-style-name="Table_20_Contents">
      <style:text-properties fo:country="RU" fo:font-size="12pt" fo:language="ru" style:font-size-asian="12pt" style:font-size-complex="12pt" style:text-rotation-angle="90" style:text-rotation-scale="line-height"/>
    </style:style>
    <style:style style:family="paragraph" style:name="P4" style:parent-style-name="Table_20_Contents">
      <style:paragraph-properties fo:text-align="start" style:justify-single-word="false"/>
      <style:text-properties fo:country="RU" fo:font-size="12pt" fo:language="ru" style:font-size-asian="12pt" style:font-size-complex="12pt" style:text-rotation-angle="90" style:text-rotation-scale="line-height"/>
    </style:style>
    <style:style style:family="paragraph" style:master-page-name="Landscape" style:name="P5" style:parent-style-name="Standard">
      <style:paragraph-properties style:page-number="auto"/>
      <style:text-properties fo:country="US" fo:language="en"/>
    </style:style>
    <style:style style:family="paragraph" style:name="P6" style:parent-style-name="Table_20_Contents">
      <style:text-properties fo:country="US" fo:language="en" style:text-rotation-angle="0" style:text-rotation-scale="line-height"/>
    </style:style>
    <style:style style:family="paragraph" style:name="P7" style:parent-style-name="Table_20_Contents">
      <style:text-properties style:text-rotation-angle="0" style:text-rotation-scale="line-height"/>
    </style:style>
    <style:style style:family="paragraph" style:name="P8" style:parent-style-name="Table_20_Heading">
      <style:text-properties fo:country="US" fo:language="en" style:text-rotation-angle="0" style:text-rotation-scale="line-height"/>
    </style:style>
    <style:style style:family="text" style:name="T1">
      <style:text-properties fo:country="US" fo:language="e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office:value-type="string" table:style-name="Таблица2.A1">
            <text:p text:style-name="P4">Исполнитель</text:p>
          </table:table-cell>
          <table:table-cell office:value-type="string" table:style-name="Таблица2.B1">
            <text:p text:style-name="P2"/>
          </table:table-cell>
        </table:table-row>
        <table:table-row table:style-name="Таблица2.2">
          <table:table-cell office:value-type="string" table:style-name="Таблица2.A2">
            <text:p text:style-name="P3">Заказчик</text:p>
          </table:table-cell>
          <table:table-cell office:value-type="string" table:style-name="Таблица2.B2">
            <text:p text:style-name="Table_20_Contents"/>
          </table:table-cell>
        </table:table-row>
      </table:table>
      <text:p text:style-name="P1"/>
      <text:p text:style-name="P5">Hello, World!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office:value-type="string" table:style-name="Таблица1.A1">
              <text:p text:style-name="P8">ID</text:p>
            </table:table-cell>
            <table:table-cell office:value-type="string" table:style-name="Таблица1.A1">
              <text:p text:style-name="P8">Name</text:p>
            </table:table-cell>
            <table:table-cell office:value-type="string" table:style-name="Таблица1.C1">
              <text:p text:style-name="P8">Description</text:p>
            </table:table-cell>
          </table:table-row>
        </table:table-header-rows>
        <table:table-row>
          <table:table-cell office:value-type="string" table:style-name="Таблица1.A2">
            <text:p text:style-name="P6">id1</text:p>
          </table:table-cell>
          <table:table-cell office:value-type="string" table:style-name="Таблица1.A2">
            <text:p text:style-name="P6">name1</text:p>
          </table:table-cell>
          <table:table-cell office:value-type="string" table:style-name="Таблица1.C2">
            <text:p text:style-name="P7"><text:span text:style-name="T1">d</text:span>escription<text:span text:style-name="T1">1</text:span></text:p>
          </table:table-cell>
        </table:table-row>
        <table:table-row>
          <table:table-cell office:value-type="string" table:style-name="Таблица1.A2">
            <text:p text:style-name="P6">id2</text:p>
          </table:table-cell>
          <table:table-cell office:value-type="string" table:style-name="Таблица1.A2">
            <text:p text:style-name="P6">name2</text:p>
          </table:table-cell>
          <table:table-cell office:value-type="string" table:style-name="Таблица1.C2">
            <text:p text:style-name="P7"><text:span text:style-name="T1">d</text:span>escription<text:span text:style-name="T1">2</text:span></text:p>
          </table:table-cell>
        </table:table-row>
        <table:table-row>
          <table:table-cell office:value-type="string" table:style-name="Таблица1.A2">
            <text:p text:style-name="P6">id3</text:p>
          </table:table-cell>
          <table:table-cell office:value-type="string" table:style-name="Таблица1.A2">
            <text:p text:style-name="P6">name3</text:p>
          </table:table-cell>
          <table:table-cell office:value-type="string" table:style-name="Таблица1.C2">
            <text:p text:style-name="P7"><text:span text:style-name="T1">d</text:span>escription<text:span text:style-name="T1">3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text-rotation-angle="9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8T17:34:38.64</meta:creation-date>
    <dc:date>2011-06-19T20:48:40.31</dc:date>
    <meta:editing-duration>PT05H43M59S</meta:editing-duration>
    <meta:editing-cycles>4</meta:editing-cycles>
    <meta:generator>OpenOffice.org/3.2$Win32 OpenOffice.org_project/320m18$Build-9502</meta:generator>
    <meta:document-statistic meta:table-count="2" meta:image-count="0" meta:object-count="0" meta:page-count="2" meta:paragraph-count="15" meta:word-count="16" meta:character-count="110"/>
  </office:meta>
</office:document-meta>
</file>